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pache Cassandra</text:span></text:p>
      <text:p text:style-name="P1"><text:span text:style-name="T1">Apache taraf</text:span><text:span text:style-name="T2">ından geliştirilen a</text:span><text:span text:style-name="T3">ç</text:span><text:span text:style-name="T4">ık kaynaklı, y</text:span><text:span text:style-name="T5">üksek ölçeklenebilirli</text:span><text:span text:style-name="T6">ğe sahip ve y</text:span><text:span text:style-name="T7">üksek performansl</text:span><text:span text:style-name="T8">ı<text:s text:c="2"/>NoSQL<text:s text:c="2"/>veritabanı mimarisi yapısında olan dağıtık bir veritabanı sistemidir. İlk olarak Amazon’un Dynamo ve Google’ın Bigtable veri tabanları temel alınarak Facebook tarafından geliştirilmiştir. Facebook 2009 da Cassandra’yı<text:s text:c="2"/>a</text:span><text:span text:style-name="T9">ç</text:span><text:span text:style-name="T10">ık kaynak olarak a</text:span><text:span text:style-name="T11">ç</text:span><text:span text:style-name="T12">ıp Apache kuruluşuna devretmiştir.<text:s text:c="2"/></text:span></text:p>
      <text:p text:style-name="P1"><text:span text:style-name="T12"/></text:p>
      <text:p text:style-name="P1"><text:span text:style-name="T12">Kapasitesi olduk</text:span><text:span text:style-name="T13">ça yüksek olan Cassandra petabaytlarca veriyi tutabilir. Çoklu veri merkezlerinde ya da bulut ortam</text:span><text:span text:style-name="T14">ında bulunan yapısal veya yapısal olmayan verileri y</text:span><text:span text:style-name="T15">önetmek için oldukça iyi bir sistemdir. Esnek, dinamik ve h</text:span><text:span text:style-name="T16">ızlı cevap s</text:span><text:span text:style-name="T17">üresine sahiptir. Yüzde seksenlere varan veri s</text:span><text:span text:style-name="T18">ıkıştırma</text:span><text:span text:style-name="T19"><text:s/>etene</text:span><text:span text:style-name="T20">ğine sahiptir. G</text:span><text:span text:style-name="T21">üçlü memory cache yaz</text:span><text:span text:style-name="T22">ılımlarınalan ihtiyacı ortadan kaldırır. SQL kullanımına olduk</text:span><text:span text:style-name="T23">ça benzeyen ve ö</text:span><text:span text:style-name="T24">ğrenilmesi kolay olan CQL dili ile sorgulama yapar. Platform ve dil desteği vardır. Cassandra’yı<text:s/></text:span><text:span text:style-name="T25">çal</text:span><text:span text:style-name="T26">ıştırmak i</text:span><text:span text:style-name="T27">çin özel olarak tasarlanm</text:span><text:span text:style-name="T28">ış yazılım ve donanımlara ihtiya</text:span><text:span text:style-name="T29">ç yoktur.Cassandra’n</text:span><text:span text:style-name="T30">ın sağladığı kolaylıklar ve faydalar</text:span></text:p>
      <text:p text:style-name="P1"><text:span text:style-name="T30"/></text:p>
      <text:p text:style-name="P1"><text:span text:style-name="T30">Elastik<text:s/></text:span><text:span text:style-name="T31">ölçeklenebilirlik (Elastic scalability) :<text:s text:c="2"/></text:span><text:span text:style-name="T32">İhtiya</text:span><text:span text:style-name="T33">ç duyuldu</text:span><text:span text:style-name="T34">ğu herhangi bir zamanda kapasiteyi kolayca artırmaya izin verir.</text:span></text:p>
      <text:p text:style-name="P1"><text:span text:style-name="T34">S</text:span><text:span text:style-name="T35">ürekli aktif (Always on architecture) : Geleneksel master/slave RDBMS ya da NoSQL çözümleri gibi esas bile</text:span><text:span text:style-name="T36">şendeki bir hatadan (single point of failure ) dolayı sistemin<text:s/></text:span><text:span text:style-name="T37">çökmesi söz konusu de</text:span><text:span text:style-name="T38">ğildir.<text:s/></text:span><text:span text:style-name="T39">Çünkü böyle bir mimarisi yoktur. Sürekli kullan</text:span><text:span text:style-name="T40">ılabilirlik esasına dayanır ve asla uygulamaların<text:s/></text:span><text:span text:style-name="T41">çökmesini göze almaz.</text:span></text:p>
      <text:p text:style-name="P1"><text:span text:style-name="T41">Do</text:span><text:span text:style-name="T42">ğrusal<text:s/></text:span><text:span text:style-name="T43">ölçekli h</text:span><text:span text:style-name="T44">ızlı performans (Fast linear-scale performance) :<text:s text:c="2"/>Doğrusal<text:s/></text:span><text:span text:style-name="T45">ölçeklenebilirlik yap</text:span><text:span text:style-name="T46">ısı sayesinde cevap s</text:span><text:span text:style-name="T47">üresi saniyenin alt</text:span><text:span text:style-name="T48">ındadır. Cevap s</text:span><text:span text:style-name="T49">üresini beklenen süre içinde tutmak için sonuçlar</text:span><text:span text:style-name="T50">ı iki nodetan, d</text:span><text:span text:style-name="T51">ört nodetan ya da bu<text:s/></text:span><text:span text:style-name="T52">şekilde m</text:span><text:span text:style-name="T53">ümkün olan nodelardan elde eder.</text:span></text:p>
      <text:p text:style-name="P1"><text:span text:style-name="T53">Esnek veri depolama (Flexible data storage) : Tüm veri formatlar</text:span><text:span text:style-name="T54">ını (yapısal, yarı-yapısal, yapısal olmayan) kolayca barındırır. G</text:span><text:span text:style-name="T55">ünümüzdeki modern uygulamalar ile çal</text:span><text:span text:style-name="T56">ışır. Aynı zamanda<text:s text:c="2"/>dinamik olarak verinin ihtiya</text:span><text:span text:style-name="T57">ç duydu</text:span><text:span text:style-name="T58">ğu yapısal değişiklikleri yaparak barındırır.</text:span></text:p>
      <text:p text:style-name="P1"><text:span text:style-name="T58">Kolay veri dağıtımı (Easy data distribution) : Verinin ihtiya</text:span><text:span text:style-name="T59">ç duyuldu</text:span><text:span text:style-name="T60">ğu kadar<text:s/></text:span><text:span text:style-name="T61">çoklu veri merkezlerine, bulut ortamlar</text:span><text:span text:style-name="T62">ına ya da başka ortamlara dağıtılması ve kopyalanması i</text:span><text:span text:style-name="T63">çin maksimum esneklik sa</text:span><text:span text:style-name="T64">ğlar. Herhangi bir node<text:s/></text:span><text:span text:style-name="T65">üzerinde yap</text:span><text:span text:style-name="T66">ılan okuma ve yazma işlemindeki değişiklikler otomatik olarak cluster i</text:span><text:span text:style-name="T67">çindeki tüm nodelara yans</text:span><text:span text:style-name="T68">ıtılır.</text:span></text:p>
      <text:p text:style-name="P1"><text:span text:style-name="T68">Operasyonel basitlik (Operational simplicity): Cluster i</text:span><text:span text:style-name="T69">çindeki tüm nodelar ayn</text:span><text:span text:style-name="T70">ıdır. Karmaşık bir konfigurasyon yapısı yoktur. Y</text:span><text:span text:style-name="T71">önetim i</text:span><text:span text:style-name="T72">şlemleri olduk</text:span><text:span text:style-name="T73">ça basitle</text:span><text:span text:style-name="T74">ştirilmiştir.</text:span></text:p>
      <text:p text:style-name="P1"><text:span text:style-name="T74">Transaction desteği (Transaction support) : Cassandra transaction i</text:span><text:span text:style-name="T75">çinde<text:s text:c="2"/>“AID” (atomicity, isolated, durability) özelliklerini garanti eder. Tutarl</text:span><text:span text:style-name="T76">ılık ise ayarlanabilir.</text:span></text:p>
      <text:p text:style-name="P1"><text:span text:style-name="T76">Cassandra Mimarisi</text:span></text:p>
      <text:p text:style-name="P1"><text:span text:style-name="T76">Cassandra dağıtık veritabanı mimarisi<text:s/></text:span><text:span text:style-name="T77">üzerine kurulmu</text:span><text:span text:style-name="T78">ştur. Bir cluster ve bu clusterı oluştruan bir veya daha fazla nodelardan oluşur. Cluster birbirine bağlı sunuculardan oluşur. node ise bir veritabanı sunucusudur.<text:s text:c="2"/>Dolayısıyla veritabanı birden fazla sunucuda saklanır. Nodelarda saklanan verilerin kopyası başka nodelarda saklanabilmektedir. T</text:span><text:span text:style-name="T79">üm nodelar</text:span><text:span text:style-name="T80">ın kopyasının olması zorunluluğu yoktur.</text:span></text:p>
      <text:p text:style-name="P1"><text:span text:style-name="T80"/></text:p>
      <text:p text:style-name="P1"><text:span text:style-name="T80">Cassandra peer-to-peer dağıtık mimariye sahiptir. Bu da<text:s/></text:span><text:span text:style-name="T81">çok daha iyi, kurulumu ve bak</text:span><text:span text:style-name="T82">ımı kolay bir yapı oluşturur. Cassandra da t</text:span><text:span text:style-name="T83">üm nodelar ayn</text:span><text:span text:style-name="T84">ıdır. Bir master node konsepti yoktur. T</text:span><text:span text:style-name="T85">üm nodelar birbirleriyle ileti</text:span><text:span text:style-name="T86">şim halindedir ve iletişim i</text:span><text:span text:style-name="T87">çin gossip protokolunu kullanmaktad</text:span><text:span text:style-name="T88">ır.</text:span></text:p>
      <text:p text:style-name="P1"><text:span text:style-name="T88">Veri Dağıtma ve Kopyalama</text:span></text:p>
      <text:p text:style-name="P1"><text:span text:style-name="T88">Cassandra veriyi otomotaik olarak cluster ya da “ring” i</text:span><text:span text:style-name="T89">çindeki nodelara da</text:span><text:span text:style-name="T90">ğıtır.<text:s text:c="2"/>Developerların ya da Cassandra adminlerinin cluster i</text:span><text:span text:style-name="T91">çinde veriyi da</text:span><text:span text:style-name="T92">ğıtmak i</text:span><text:span text:style-name="T93">çin herhangi bir geli</text:span><text:span text:style-name="T94">ştirme yapmasına gerek yoktur.<text:s text:c="2"/>Veri transparan par</text:span><text:span text:style-name="T95">çalar halinde nodelara ya rastgele seçilerek ya da s</text:span><text:span text:style-name="T96">ıralı bir şekilde g</text:span><text:span text:style-name="T97">önderilir. Varsay</text:span><text:span text:style-name="T98">ılan olarak rasgele se</text:span><text:span text:style-name="T99">çilir.</text:span></text:p>
      <text:p text:style-name="P1"><text:span text:style-name="T99"/></text:p>
      <text:p text:style-name="P1"><text:span text:style-name="T99">Cassandra ayn</text:span><text:span text:style-name="T100">ı zamanda bir Cassandra “ring” i i</text:span><text:span text:style-name="T101">çerisinde fazladan kopya tutmak için gömülü ve özelle</text:span><text:span text:style-name="T102">ştirileilir kopyalama sağlar. Bunun anlamı bir node down olduğunda bu nodeun verileri cluster i</text:span><text:span text:style-name="T103">çindeki di</text:span><text:span text:style-name="T104">ğer makinelerde durmaya devam eder.</text:span></text:p>
      <text:p text:style-name="P1"><text:span text:style-name="T105">Çoklu-Veri Merkezi ve Bulut Deste</text:span><text:span text:style-name="T106">ği</text:span></text:p>
      <text:p text:style-name="P1"><text:span text:style-name="T106">Cassandra<text:s/></text:span><text:span text:style-name="T107">çoklu-data merkezlerinde ve bulut platformlar</text:span><text:span text:style-name="T108">ından veri kopyalama<text:s text:c="2"/>işlemlerinde<text:s/></text:span><text:span text:style-name="T109">önde gelen ve ba</text:span><text:span text:style-name="T110">şarısı kabul g</text:span><text:span text:style-name="T111">örmü</text:span><text:span text:style-name="T112">ş bir NoSQL veritabanıdır. Bir developer ya da admin<text:s/></text:span><text:span text:style-name="T113">çoklu-data merkezlerini ya da melez bulut sistemlerini içeren bir cluster olu</text:span><text:span text:style-name="T114">şturabilir.</text:span></text:p>
      <text:p text:style-name="P1"><text:span text:style-name="T114"/></text:p>
      <text:p text:style-name="P1"><text:span text:style-name="T114">Yeni bir veritabanı (keyspace) oluştururken ya da<text:s/></text:span><text:span text:style-name="T115">ça</text:span><text:span text:style-name="T116">ğırırken kullanıcı basit bir şekilde tek komutla hangi veri merkezlerinden ya da bulut ortamından veriyi<text:s/></text:span><text:span text:style-name="T117">çekece</text:span><text:span text:style-name="T118">ğini belirtir. bundan sonrasını Cassandra otomatik olarak ilerletir ve bakımını kendi halleder.</text:span></text:p>
      <text:p text:style-name="P1"><text:span text:style-name="T118"/></text:p>
      <text:p text:style-name="P1"><text:span text:style-name="T118">Veri Okuma ve Yazma</text:span></text:p>
      <text:p text:style-name="P1"><text:span text:style-name="T118">Cassandra veri okuma ve yazma işlemleri sırasında “location independent” mimarisini kullanır. Bunun anlamı cluster i</text:span><text:span text:style-name="T119">çindeki bir node okunurken ya da yaz</text:span><text:span text:style-name="T120">ılırken herhangi bir yere yaz/oku dizaynı(read/write-anywhere design) aktif edilir.</text:span></text:p>
      <text:p text:style-name="P1"><text:span text:style-name="T120"/></text:p>
      <text:p text:style-name="P1"><text:span text:style-name="T120">Cassandra’ya veri yazılırken, t</text:span><text:span text:style-name="T121">üm verinin dayan</text:span><text:span text:style-name="T122">ıklılığını ve g</text:span><text:span text:style-name="T123">üvenli</text:span><text:span text:style-name="T124">ğini sağlamak i</text:span><text:span text:style-name="T125">çin veri ilk olarak bir commit loga yaz</text:span><text:span text:style-name="T126">ılır. Veri in-memory olarak memtable adı verilen yapıda saklanır. Memtable dolduğunda veri diske flush edilerek sstable (sorted strings table)<text:s text:c="2"/>yapısında saklanır.</text:span></text:p>
      <text:p text:style-name="P1"><text:span text:style-name="T126"/></text:p>
      <text:p text:style-name="P1"><text:span text:style-name="T126">Eğer belirli bir veri k</text:span><text:span text:style-name="T127">ümesinden sorumlu olan bir veya daha fazla node down olursa, veri basitçe ba</text:span><text:span text:style-name="T128">şka bir nodea ge</text:span><text:span text:style-name="T129">çici olarak yaz</text:span><text:span text:style-name="T130">ılır. Bu sorumlu nodelar ilk kez tekrar geri geldiğinde otomatik olarak y</text:span><text:span text:style-name="T131">önettikleri veriyi back up lar</text:span><text:span text:style-name="T132">ının olduğu nodelardan alıp veriyi g</text:span><text:span text:style-name="T133">üncellerler. Böylece veri kayb</text:span><text:span text:style-name="T134">ı ortadan kalkmış olur.</text:span></text:p>
      <text:p text:style-name="P1"><text:span text:style-name="T134"/></text:p>
      <text:p text:style-name="P1"><text:span text:style-name="T134">Veri okuma cluster i</text:span><text:span text:style-name="T135">çinde paralel olarak yap</text:span><text:span text:style-name="T136">ılır. Kullanıcı veriyi herhangi bir node tan ister. Kullanıcın sorgusu gerekli veriye sahip nodelardan veri alarak cevaplandırılır. Eğer istenen veriye sahip node down olursa Cassandra verinin kopyasına sahip olan diğer nodelardan veriyi<text:s/></text:span><text:span text:style-name="T137">çeker.<text:s/></text:span><text:span text:style-name="T1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